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2pt" style:font-size-asian="22pt" style:font-size-complex="22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22pt" fo:letter-spacing="normal" fo:font-style="normal" fo:font-weight="normal" style:font-size-asian="22pt" style:font-size-complex="2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2pt" style:font-size-asian="22pt" style:font-size-complex="22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4pt" style:font-size-complex="14pt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4pt" style:font-size-complex="14pt"/>
    </style:style>
    <style:style style:name="P9" style:family="paragraph" style:parent-style-name="Standard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jet</text:p>
      <text:p text:style-name="P4"/>
      <text:p text:style-name="P1"><text:span text:style-name="T1">il s’agit de réaliser un jeu qui se joue à au moins deux joueurs, chaque joueur ayant des éléments qu’il cache aux autres, ce qui oblige à ce que chaque joueur utilise une machine différente. Exemples de jeux : les dominos, la bataille navale, la belote, le scrabble. Le jeu doit permettre à 2 joueurs ou plus de jouer via un réseau. On doit pouvoir sauvegarder des parties et les reprendre.</text:span> </text:p>
      <text:p text:style-name="P1"/>
      <text:p text:style-name="P2">Précision</text:p>
      <text:p text:style-name="P1"/>
      <text:p text:style-name="P1">Nous allons, plus précisément, réaliser le jeu Captain Sonar qui est une bataille navale un peu plus évolué. Les règles sont indiqué dans le fiche « regle.pdf ». Ce jeu sera en reseau</text:p>
      <text:p text:style-name="P1"/>
      <text:p text:style-name="P1"/>
      <text:p text:style-name="P1"/>
      <text:p text:style-name="P2">Réalisation</text:p>
      <text:p text:style-name="P6"/>
      <text:list xml:id="list5498975500827034237" text:style-name="L1">
        <text:list-item>
          <text:p text:style-name="P8">langage Java</text:p>
        </text:list-item>
      </text:list>
      <text:p text:style-name="P7"/>
      <text:list xml:id="list1262250849611986628" text:style-name="L2">
        <text:list-item>
          <text:p text:style-name="P9">idées :</text:p>
        </text:list-item>
      </text:list>
      <text:p text:style-name="P7"/>
      <text:p text:style-name="P7">un menu : rejoindre ou créer une partie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 domont</meta:initial-creator>
    <meta:creation-date>2020-01-22T18:58:54.85</meta:creation-date>
    <dc:date>2020-01-22T19:28:44.16</dc:date>
    <dc:creator>max domont</dc:creator>
    <meta:editing-duration>PT8M25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8" meta:word-count="121" meta:character-count="660"/>
  </office:meta>
</office:document-meta>
</file>